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7" table:default-cell-style-name="ce3"/>
        <table:table-column table:style-name="co3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oints Signal</text:p>
          </table:table-cell>
          <table:table-cell table:style-name="ce2" office:value-type="string" calcext:value-type="string">
            <text:p>T/O</text:p>
          </table:table-cell>
          <table:table-cell table:number-columns-repeated="5" table:style-name="ce2" office:value-type="string" calcext:value-type="string">
            <text:p>PNTS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SIDE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_OUT</text:p>
          </table:table-cell>
          <table:table-cell table:style-name="ce2" office:value-type="string" calcext:value-type="string">
            <text:p>AA_OUT</text:p>
          </table:table-cell>
          <table:table-cell table:style-name="ce2" office:value-type="string" calcext:value-type="string">
            <text:p>A_IN</text:p>
          </table:table-cell>
          <table:table-cell table:number-columns-repeated="3" table:style-name="ce2" office:value-type="string" calcext:value-type="string">
            <text:p>AA_IN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R/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Y/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FY/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G/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R/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R/F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R/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3" table:number-columns-repeated="8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1" office:value-type="string" calcext:value-type="string">
            <text:p>Main Signal</text:p>
          </table:table-cell>
          <table:table-cell table:style-name="Default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1" office:value-type="string" calcext:value-type="string">
            <text:p>Siding Signal</text:p>
          </table:table-cell>
          <table:table-cell table:style-name="Default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3:25:28.568957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19:05.697000000</meta:creation-date>
    <dc:date>2024-09-11T17:58:06.307668737</dc:date>
    <meta:editing-duration>P5DT3H26M24S</meta:editing-duration>
    <meta:editing-cycles>2</meta:editing-cycles>
    <meta:generator>LibreOffice/24.2.5.2$Linux_X86_64 LibreOffice_project/420$Build-2</meta:generator>
    <meta:print-date>2024-09-11T14:29:56.786085029</meta:print-date>
    <meta:document-statistic meta:table-count="1" meta:cell-count="172" meta:object-count="0"/>
  </office:meta>
</office:document-meta>
</file>